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m dia! Lista 04:<text:line-break/><text:line-break/>Entrega em 22/02 23:59<text:line-break/>1) Grave um script com o Selenium IDE visitando o site https://www.alibris.com - busque pelo livro "The Art of Software Testing" - escolha o primeiro resultado da lista. Verifique o preço (assert - text)<text:line-break/><text:line-break/>2) Export o script para Java - JUnit<text:line-break/><text:line-break/>3) Crie um novo projeto no IntelliJ, com Gradle<text:line-break/><text:line-break/>4) Configure o build.gradle para utilizar o Selenium WebDriver <text:line-break/><text:line-break/>5) Crie um novo Package e uma nova Java Class<text:line-break/><text:line-break/>6) Cole o script gerado pelo Selenium IDE<text:line-break/><text:line-break/>7) Faça os ajustes necessários para executar com sucesso</text:p>
      <text:p text:style-name="P1"/>
      <text:p text:style-name="P1">// 1 - Nome Pacote</text:p>
      <text:p text:style-name="P1">package iterasys;</text:p>
      <text:p text:style-name="P1"/>
      <text:p text:style-name="P1">// 2 - Bibliotecas</text:p>
      <text:p text:style-name="P1">import org.junit.After;</text:p>
      <text:p text:style-name="P1">import org.junit.Before;</text:p>
      <text:p text:style-name="P1">import org.junit.Test;</text:p>
      <text:p text:style-name="P1">import org.openqa.selenium.By;</text:p>
      <text:p text:style-name="P1">import org.openqa.selenium.Keys;</text:p>
      <text:p text:style-name="P1">import org.openqa.selenium.WebDriver;</text:p>
      <text:p text:style-name="P1">import org.openqa.selenium.chrome.ChromeDriver;</text:p>
      <text:p text:style-name="P1">import java.util.concurrent.TimeUnit;</text:p>
      <text:p text:style-name="P1"/>
      <text:p text:style-name="P1">import static org.junit.Assert.assertEquals;</text:p>
      <text:p text:style-name="P1"/>
      <text:p text:style-name="P1">// 3 - Classe</text:p>
      <text:p text:style-name="P1">public class CursoSWD {</text:p>
      <text:p text:style-name="P1"><text:s text:c="4"/>// 3.1 - Atributos</text:p>
      <text:p text:style-name="P1"><text:s text:c="4"/>WebDriver driver; // declarar o objeto Selenium WebDriver</text:p>
      <text:p text:style-name="P1"/>
      <text:p text:style-name="P1"><text:s text:c="4"/>// 3.2 - Métodos e Funções</text:p>
      <text:p text:style-name="P1"><text:s text:c="4"/>@Before</text:p>
      <text:p text:style-name="P1"><text:s text:c="4"/>public void iniciar(){</text:p>
      <text:p text:style-name="P1"><text:s text:c="8"/>System.setProperty("webdriver.chrome.driver", "drivers/chrome/88/chromedriver.exe");</text:p>
      <text:p text:style-name="P1"><text:s text:c="8"/>driver = new ChromeDriver(); // Instanciou o Selenium como Chrome</text:p>
      <text:p text:style-name="P1"><text:s text:c="8"/>driver.manage().window().maximize(); // Maximizar a janela do navegador</text:p>
      <text:p text:style-name="P1"><text:s text:c="8"/>driver.manage().timeouts().implicitlyWait(60000, TimeUnit.MILLISECONDS);</text:p>
      <text:p text:style-name="P1"><text:s text:c="4"/>}</text:p>
      <text:p text:style-name="P1"/>
      <text:p text:style-name="P1"><text:s text:c="4"/>@After</text:p>
      <text:p text:style-name="P1"><text:s text:c="4"/>public void finalizar(){</text:p>
      <text:p text:style-name="P1"><text:s text:c="8"/>//driver.quit();</text:p>
      <text:p text:style-name="P1"><text:soft-page-break/><text:s text:c="4"/>}</text:p>
      <text:p text:style-name="P1"/>
      <text:p text:style-name="P1"><text:s text:c="4"/>@Test</text:p>
      <text:p text:style-name="P1"><text:s text:c="4"/>public void consultarMantis(){</text:p>
      <text:p text:style-name="P1"/>
      <text:p text:style-name="P1"><text:s text:c="8"/>// Página Inicial</text:p>
      <text:p text:style-name="P1"><text:s text:c="8"/>driver.get("https://www.iterasys.com.br");</text:p>
      <text:p text:style-name="P1"><text:s text:c="8"/>driver.findElement(By.id("searchtext")).click(); // clicar na caixa de pesquisa</text:p>
      <text:p text:style-name="P1"><text:s text:c="8"/>driver.findElement(By.id("searchtext")).clear(); // limpar a caixa de pesquisa</text:p>
      <text:p text:style-name="P1"><text:s text:c="8"/>// localizar a caixa de pesquisa, digitar Mantis letra por letra e apertar o Enter</text:p>
      <text:p text:style-name="P1"><text:s text:c="8"/>driver.findElement(By.id("searchtext")).sendKeys(Keys.chord("Mantis") + Keys.ENTER);</text:p>
      <text:p text:style-name="P1"/>
      <text:p text:style-name="P1"><text:s text:c="8"/>// Página de Lista de Produto</text:p>
      <text:p text:style-name="P1"><text:s text:c="8"/>driver.findElement(By.cssSelector("a.cc-btn.cc-dismiss")).click(); // Clicou no Ok da LGPD</text:p>
      <text:p text:style-name="P1"><text:s text:c="8"/>driver.findElement(By.cssSelector("span.comprar")).click(); // Clicar em Matricule-se</text:p>
      <text:p text:style-name="P1"/>
      <text:p text:style-name="P1"><text:s text:c="8"/>// Página de Detalhes do Produto</text:p>
      <text:p text:style-name="P1"><text:s text:c="8"/>assertEquals("Mantis", driver.findElement(By.cssSelector("span.item-title")).getText());</text:p>
      <text:p text:style-name="P1"><text:s text:c="8"/>assertEquals("R$ 49,99", driver.findElement(By.cssSelector("span.new-price")).getText());</text:p>
      <text:p text:style-name="P1"/>
      <text:p text:style-name="P1"><text:s text:c="4"/>}</text:p>
      <text:p text:style-name="P1"/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2T17:12:31.963000000</meta:creation-date>
    <dc:date>2021-02-22T20:59:02.856000000</dc:date>
    <meta:editing-duration>PT56M20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45" meta:word-count="254" meta:character-count="2417" meta:non-whitespace-character-count="2016"/>
  </office:meta>
</office:document-meta>
</file>